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cm"/>
    </style:style>
    <style:style style:name="gr3" style:family="graphic" style:parent-style-name="standard">
      <style:graphic-properties draw:fill="solid" draw:fill-color="#ffffff" draw:fill-gradient-name="Gradient_20_1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5cm" svg:height="5.5cm" svg:x="4.999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5cm" svg:height="5.5cm" svg:x="4.999cm" svg:y="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id="id6" draw:layer="layout" svg:width="7.12cm" svg:height="0.962cm" svg:x="7.189cm" svg:y="3cm">
          <draw:text-box>
            <text:p text:style-name="P1">Signaux d'activation</text:p>
          </draw:text-box>
        </draw:frame>
        <draw:custom-shape draw:style-name="gr3" draw:text-style-name="P1" draw:id="id5" draw:layer="layout" svg:width="9.31cm" svg:height="0.955cm" svg:x="6.094cm" svg:y="5.545cm">
          <text:p text:style-name="P1">Filtre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9.31cm" svg:height="1cm" svg:x="6.094cm" svg:y="9cm">
          <text:p text:style-name="P1">Cinématique inverse du muscle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9.31cm" svg:height="1cm" svg:x="6.094cm" svg:y="16cm">
          <text:p text:style-name="P1">Dynamique du bras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9.31cm" svg:height="1cm" svg:x="6.094cm" svg:y="11.5cm">
          <text:p text:style-name="P1">Dynamique du muscle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9.31cm" svg:height="1cm" svg:x="6.094cm" svg:y="18.5cm">
          <text:p text:style-name="P1">Cinématique du bra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749cm" svg:y1="10cm" svg:x2="10.749cm" svg:y2="11.5cm" draw:start-shape="id1" draw:start-glue-point="2" draw:end-shape="id2" draw:end-glue-point="0" svg:d="m10749 10000v1500">
          <text:p/>
        </draw:connector>
        <draw:connector draw:style-name="gr4" draw:text-style-name="P1" draw:layer="layout" draw:type="line" svg:x1="10.749cm" svg:y1="12.5cm" svg:x2="10.749cm" svg:y2="16cm" draw:start-shape="id2" draw:start-glue-point="2" draw:end-shape="id3" draw:end-glue-point="0" svg:d="m10749 12500v3500">
          <text:p/>
        </draw:connector>
        <draw:connector draw:style-name="gr4" draw:text-style-name="P1" draw:layer="layout" draw:type="line" svg:x1="10.749cm" svg:y1="17cm" svg:x2="10.749cm" svg:y2="18.5cm" draw:start-shape="id3" draw:start-glue-point="2" draw:end-shape="id4" draw:end-glue-point="0" svg:d="m10749 17000v1500">
          <text:p/>
        </draw:connector>
        <draw:connector draw:style-name="gr4" draw:text-style-name="P1" draw:layer="layout" draw:type="line" svg:x1="10.749cm" svg:y1="6.5cm" svg:x2="10.749cm" svg:y2="9cm" draw:start-shape="id5" draw:start-glue-point="2" draw:end-shape="id1" draw:end-glue-point="0" svg:d="m10749 6500v2500">
          <text:p/>
        </draw:connector>
        <draw:connector draw:style-name="gr4" draw:text-style-name="P1" draw:layer="layout" draw:type="line" svg:x1="10.749cm" svg:y1="3.962cm" svg:x2="10.749cm" svg:y2="5.545cm" draw:start-shape="id6" draw:start-glue-point="2" draw:end-shape="id5" draw:end-glue-point="0" svg:d="m10749 3962v1583">
          <text:p/>
        </draw:connector>
        <draw:connector draw:style-name="gr4" draw:text-style-name="P1" draw:layer="layout" draw:line-skew="1.499cm 11.907cm -0.499cm" svg:x1="10.749cm" svg:y1="19.5cm" svg:x2="10.749cm" svg:y2="3cm" draw:start-shape="id4" draw:start-glue-point="2" draw:end-shape="id6" draw:end-glue-point="0" svg:d="m10749 19500v2000h6751v-19500h-6751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0-05-17T23:09:03</meta:creation-date>
    <dc:date>2010-05-26T09:26:10</dc:date>
    <meta:editing-duration>PT00H14M06S</meta:editing-duration>
    <meta:editing-cycles>4</meta:editing-cycles>
    <meta:generator>OpenOffice.org/3.1$Unix OpenOffice.org_project/310m19$Build-9420</meta:generator>
    <dc:creator>decock </dc:creator>
    <meta:document-statistic meta:object-count="14"/>
  </office:meta>
</office:document-meta>
</file>